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3.335cm" fo:margin-left="0.826cm" fo:margin-top="0cm" fo:margin-bottom="0cm" table:align="left" style:writing-mode="lr-tb"/>
    </style:style>
    <style:style style:name="Table1.A" style:family="table-column">
      <style:table-column-properties style:column-width="6.366cm"/>
    </style:style>
    <style:style style:name="Table1.B" style:family="table-column">
      <style:table-column-properties style:column-width="6.967cm"/>
    </style:style>
    <style:style style:name="Table1.1" style:family="table-row">
      <style:table-row-properties style:min-row-height="1.57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199cm" fo:padding-right="0.191cm" fo:padding-top="0cm" fo:padding-bottom="0cm" fo:border="0.5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199cm" fo:padding-right="0.191cm" fo:padding-top="0cm" fo:padding-bottom="0cm" fo:border="0.5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199cm" fo:padding-right="0.191cm" fo:padding-top="0cm" fo:padding-bottom="0cm" fo:border="0.5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3.337cm" fo:margin-left="0.826cm" fo:margin-top="0cm" fo:margin-bottom="0cm" table:align="left" style:writing-mode="lr-tb"/>
    </style:style>
    <style:style style:name="Table2.A" style:family="table-column">
      <style:table-column-properties style:column-width="7.303cm"/>
    </style:style>
    <style:style style:name="Table2.B" style:family="table-column">
      <style:table-column-properties style:column-width="6.033cm"/>
    </style:style>
    <style:style style:name="Table2.1" style:family="table-row">
      <style:table-row-properties style:min-row-height="1.76cm"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199cm" fo:padding-right="0.191cm" fo:padding-top="0cm" fo:padding-bottom="0cm" fo:border="0.5pt solid #000000"/>
    </style:style>
    <style:style style:name="Table2.3" style:family="table-row">
      <style:table-row-properties fo:keep-together="auto"/>
    </style:style>
    <style:style style:name="Table2.A3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.353cm" loext:contextual-spacing="false" fo:line-height="150%" fo:text-align="start" style:justify-single-word="false" fo:orphans="2" fo:widows="2" style:writing-mode="lr-tb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5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7"/>
    </style:style>
    <style:style style:name="P6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7" style:family="paragraph" style:parent-style-name="Heading_20_2" style:list-style-name="">
      <style:paragraph-properties fo:margin-top="0cm" fo:margin-bottom="0.353cm" loext:contextual-spacing="false" fo:line-height="150%" fo:text-align="justify" style:justify-single-word="false"/>
    </style:style>
    <style:style style:name="P8" style:family="paragraph" style:parent-style-name="Heading_20_2" style:list-style-name="">
      <style:paragraph-properties fo:margin-top="0cm" fo:margin-bottom="0cm" loext:contextual-spacing="false" fo:line-height="150%"/>
    </style:style>
    <style:style style:name="P9" style:family="paragraph" style:parent-style-name="Heading_20_5" style:list-style-name="">
      <style:paragraph-properties fo:margin-top="0cm" fo:margin-bottom="0.353cm" loext:contextual-spacing="false" fo:line-height="150%" fo:text-align="justify" style:justify-single-word="false"/>
    </style:style>
    <style:style style:name="P10" style:family="paragraph" style:parent-style-name="Heading_20_5" style:list-style-name="">
      <style:paragraph-properties fo:margin-top="0cm" fo:margin-bottom="0cm" loext:contextual-spacing="false" fo:line-height="150%" fo:text-align="justify" style:justify-single-word="false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Footer">
      <style:paragraph-properties fo:margin-top="0cm" fo:margin-bottom="0cm" loext:contextual-spacing="false" fo:line-height="150%"/>
    </style:style>
    <style:style style:name="P13" style:family="paragraph" style:parent-style-name="Footer">
      <style:paragraph-properties fo:margin-top="0cm" fo:margin-bottom="0cm" loext:contextual-spacing="false" fo:line-height="150%" fo:text-align="justify" style:justify-single-word="false"/>
    </style:style>
    <style:style style:name="P14" style:family="paragraph" style:parent-style-name="List_20_Paragraph" style:list-style-name="WWNum1">
      <style:paragraph-properties fo:margin-left="0.635cm" fo:margin-right="0cm" fo:text-indent="-0.635cm" style:auto-text-indent="false"/>
    </style:style>
    <style:style style:name="P15" style:family="paragraph" style:parent-style-name="List_20_Paragraph" style:list-style-name="WWNum2">
      <style:paragraph-properties fo:margin-left="0.635cm" fo:margin-right="0cm" fo:margin-top="0cm" fo:margin-bottom="0cm" loext:contextual-spacing="true" fo:line-height="100%" fo:text-indent="-0.635cm" style:auto-text-indent="false"/>
      <style:text-properties style:font-size-complex="12pt"/>
    </style:style>
    <style:style style:name="P16" style:family="paragraph" style:parent-style-name="List_20_Paragraph" style:list-style-name="WWNum3">
      <style:paragraph-properties fo:margin-left="0.635cm" fo:margin-right="0cm" fo:margin-top="0cm" fo:margin-bottom="0cm" loext:contextual-spacing="true" fo:line-height="150%" fo:text-indent="-0.635cm" style:auto-text-indent="false"/>
    </style:style>
    <style:style style:name="P17" style:family="paragraph">
      <loext:graphic-properties draw:fill="solid" draw:fill-color="#ffffff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solid" draw:fill-color="#ffffff"/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language="id" fo:country="ID" style:font-name-asian="Courier New" style:font-size-asian="12pt" style:font-size-complex="12pt"/>
    </style:style>
    <style:style style:name="T5" style:family="text">
      <style:text-properties fo:font-size="12pt" style:font-name-asian="Courier New" style:font-size-asian="12pt" style:font-size-complex="12pt"/>
    </style:style>
    <style:style style:name="T6" style:family="text">
      <style:text-properties style:font-name="Times New Roman" fo:font-size="12pt" fo:language="id" fo:country="ID" style:font-name-asian="Courier New" style:font-size-asian="12pt" style:font-name-complex="Times New Roman1" style:font-size-complex="12pt"/>
    </style:style>
    <style:style style:name="T7" style:family="text">
      <style:text-properties style:font-name="Times New Roman" fo:font-size="12pt" style:font-name-asian="Courier New" style:font-size-asian="12pt" style:font-name-complex="Times New Roman1" style:font-size-complex="12pt"/>
    </style:style>
    <style:style style:name="T8" style:family="text">
      <style:text-properties style:font-name="Times New Roman" fo:font-size="12pt" fo:font-weight="bold" style:font-name-asian="Courier New" style:font-size-asian="12pt" style:font-weight-asian="bold" style:font-name-complex="Times New Roman1" style:font-size-complex="12pt" style:font-weight-complex="bold"/>
    </style:style>
    <style:style style:name="T9" style:family="text">
      <style:text-properties fo:language="id" fo:country="ID" style:font-size-complex="12pt"/>
    </style:style>
    <style:style style:name="T10" style:family="text">
      <style:text-properties style:font-size-complex="12pt"/>
    </style:style>
    <style:style style:name="T11" style:family="text">
      <style:text-properties style:font-name-asian="Courier New" style:font-size-complex="12pt"/>
    </style:style>
    <style:style style:name="gr1" style:family="graphic">
      <style:graphic-properties draw:stroke="solid" svg:stroke-width="0cm" svg:stroke-color="#000000" draw:fill="solid" draw:fill-color="#ffffff" draw:textarea-vertical-align="top" draw:auto-grow-height="false" fo:min-height="1.164cm" fo:min-width="3.101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fill="solid" draw:fill-color="#ffffff" draw:textarea-vertical-align="top" draw:auto-grow-height="false" fo:min-height="1.596cm" fo:min-width="1.43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cm" fo:min-width="1.644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cm" fo:min-width="1.64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1.517cm" fo:min-width="0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1.515cm" fo:min-width="0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fill="none" draw:textarea-vertical-align="top" draw:auto-grow-height="false" fo:min-height="0cm" fo:min-width="2.84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617cm" fo:min-width="1.485cm" fo:padding-top="0.125cm" fo:padding-bottom="0.125cm" fo:padding-left="0.25cm" fo:padding-right="0.25cm" fo:wrap-option="wrap" style:run-through="background"/>
    </style:style>
    <style:style style:name="gr10" style:family="graphic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647cm" fo:min-width="0.453cm" fo:padding-top="0.125cm" fo:padding-bottom="0.125cm" fo:padding-left="0.25cm" fo:padding-right="0.25cm" fo:wrap-option="wrap" style:run-through="background"/>
    </style:style>
    <style:style style:name="gr11" style:family="graphic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draw:fit-to-size="false" style:shrink-to-fit="false" fo:min-height="0cm" fo:min-width="0.284cm" fo:padding-top="0.125cm" fo:padding-bottom="0.125cm" fo:padding-left="0.25cm" fo:padding-right="0.25cm" fo:wrap-option="wrap" style:run-through="background"/>
    </style:style>
    <style:style style:name="gr12" style:family="graphic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617cm" fo:min-width="1.439cm" fo:padding-top="0.125cm" fo:padding-bottom="0.125cm" fo:padding-left="0.25cm" fo:padding-right="0.25cm" fo:wrap-option="wrap" style:run-through="background"/>
    </style:style>
    <style:style style:name="gr13" style:family="graphic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647cm" fo:min-width="0.432cm" fo:padding-top="0.125cm" fo:padding-bottom="0.125cm" fo:padding-left="0.25cm" fo:padding-right="0.25cm" fo:wrap-option="wrap" style:run-through="background"/>
    </style:style>
    <style:style style:name="gr14" style:family="graphic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draw:fit-to-size="false" style:shrink-to-fit="false" fo:min-height="0cm" fo:min-width="0.266cm" fo:padding-top="0.125cm" fo:padding-bottom="0.125cm" fo:padding-left="0.25cm" fo:padding-right="0.25cm" fo:wrap-option="wrap" style:run-through="background"/>
    </style:style>
    <style:style style:name="gr15" style:family="graphic">
      <style:graphic-properties draw:stroke="solid" svg:stroke-width="0cm" svg:stroke-color="#000000" draw:fill="none" draw:textarea-vertical-align="top" draw:auto-grow-height="false" draw:fit-to-size="false" style:shrink-to-fit="false" fo:min-height="0cm" fo:min-width="1.439cm" fo:padding-top="0.125cm" fo:padding-bottom="0.125cm" fo:padding-left="0.25cm" fo:padding-right="0.25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AFTAR SIMBOL</text:span></text:p>
      <text:p text:style-name="P2"/>
      <text:list xml:id="list1833432951" text:style-name="WWNum1">
        <text:list-item>
          <text:p text:style-name="P14"><text:span text:style-name="T1">Simbol DFD (Data Flow Diagram)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2">BENTUK SIMBOL</text:span></text:p>
          </table:table-cell>
          <table:table-cell table:style-name="Table1.A1" office:value-type="string">
            <text:p text:style-name="P3"><text:span text:style-name="T2">KEGIATAN</text:span></text:p>
          </table:table-cell>
        </table:table-row>
        <table:table-row table:style-name="Table1.2">
          <table:table-cell table:style-name="Table1.A2" office:value-type="string">
            <text:list xml:id="list2801196226" text:style-name="WWNum2">
              <text:list-item>
                <text:p text:style-name="P15"><draw:custom-shape text:anchor-type="paragraph" draw:z-index="0" draw:name="Image1" draw:style-name="gr1" draw:text-style-name="P17" svg:width="3.601cm" svg:height="1.414cm" svg:x="1.118cm" svg:y="1.52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  </text:list-item>
            </text:list>
          </table:table-cell>
          <table:table-cell table:style-name="Table1.A1" office:value-type="string">
            <text:h text:style-name="P7" text:outline-level="2"><text:span text:style-name="T3">External Entity</text:span></text:h>
            <text:p text:style-name="P6"><text:span text:style-name="T4">Menggambarkan kesatuan yang ada di luar sistem berupa orang, organisasi, atau sistem lainnya yang akan memberikan input atau menerima output.</text:span></text:p>
          </table:table-cell>
        </table:table-row>
        <table:table-row table:style-name="Table1.3">
          <table:table-cell table:style-name="Table1.A3" office:value-type="string">
            <text:list xml:id="list70701484100615" text:continue-numbering="true" text:style-name="WWNum2">
              <text:list-item>
                <text:p text:style-name="P15"><draw:custom-shape text:anchor-type="paragraph" draw:z-index="1" draw:name="Image2" draw:style-name="gr2" draw:text-style-name="P17" svg:width="2.731cm" svg:height="2.613cm" svg:x="1.517cm" svg:y="0.586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    </text:list-item>
            </text:list>
          </table:table-cell>
          <table:table-cell table:style-name="Table1.A1" office:value-type="string">
            <text:h text:style-name="P9" text:outline-level="5">Proses</text:h>
            <text:p text:style-name="P13"><text:span text:style-name="T6">Menggambarkan suatu kegiatan atau kerja yang dilakukan oleh manusia atau komputer untuk mengolah input menjadi output yang dibutuhkan.</text:span></text:p>
          </table:table-cell>
        </table:table-row>
        <table:table-row table:style-name="Table1.4">
          <table:table-cell table:style-name="Table1.A4" office:value-type="string">
            <text:list xml:id="list70702550042204" text:continue-numbering="true" text:style-name="WWNum2">
              <text:list-item>
                <text:p text:style-name="P15"><draw:custom-shape text:anchor-type="paragraph" draw:z-index="2" draw:name="Image3" draw:style-name="gr3" draw:text-style-name="P18" svg:width="2.144cm" svg:height="0.004cm" svg:x="0.993cm" svg:y="1.129cm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3" draw:name="Image4" draw:style-name="gr4" draw:text-style-name="P18" svg:width="2.144cm" svg:height="0.004cm" svg:x="0.99cm" svg:y="2.14cm"><text:p/><draw:enhanced-geometry draw:mirror-horizontal="tru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4" draw:name="Image5" draw:style-name="gr5" draw:text-style-name="P18" svg:width="0.004cm" svg:height="1.766cm" svg:x="4.145cm" svg:y="0.799cm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5" draw:name="Image6" draw:style-name="gr6" draw:text-style-name="P18" svg:width="0.004cm" svg:height="1.766cm" svg:x="5.366cm" svg:y="0.792cm"><text:p/><draw:enhanced-geometry draw:mirror-horizontal="false" draw:mirror-vertical="tru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/text:p>
              </text:list-item>
            </text:list>
          </table:table-cell>
          <table:table-cell table:style-name="Table1.A1" office:value-type="string">
            <text:h text:style-name="P10" text:outline-level="5">Data Flow</text:h>
            <text:p text:style-name="P4"><text:span text:style-name="T9">Menggunakan aliran input atau output diantara</text:span><text:span text:style-name="T10"> </text:span><text:span text:style-name="T9">proses, data store dan external entity.</text:span></text:p>
          </table:table-cell>
        </table:table-row>
        <table:table-row table:style-name="Table1.5">
          <table:table-cell table:style-name="Table1.A5" office:value-type="string">
            <text:list xml:id="list70701184433347" text:continue-numbering="true" text:style-name="WWNum2">
              <text:list-item>
                <text:p text:style-name="P15"><draw:custom-shape text:anchor-type="paragraph" draw:z-index="6" draw:name="Image7" draw:style-name="gr7" draw:text-style-name="P18" svg:width="3.342cm" svg:height="0.004cm" svg:x="1.432cm" svg:y="1.081cm"><text:p/><draw:enhanced-geometry draw:mirror-horizontal="tru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7" draw:name="Image8" draw:style-name="gr7" draw:text-style-name="P18" svg:width="3.342cm" svg:height="0.004cm" svg:x="1.432cm" svg:y="2.307cm"><text:p/><draw:enhanced-geometry draw:mirror-horizontal="tru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/text:p>
              </text:list-item>
            </text:list>
          </table:table-cell>
          <table:table-cell table:style-name="Table1.A1" office:value-type="string">
            <text:h text:style-name="P10" text:outline-level="5">Data Store</text:h>
            <text:p text:style-name="P4"><text:span text:style-name="T9">Merupakan suatu media atau alat untuk menyimpan data/mengambil data yang diperlukan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70702047889272" text:continue-list="list1833432951" text:style-name="WWNum1">
        <text:list-item>
          <text:p text:style-name="P14"><text:soft-page-break/><text:span text:style-name="T1">Kardinalitas Relasi</text:span>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1">SIMBOL</text:span></text:p>
          </table:table-cell>
          <table:table-cell table:style-name="Table2.A1" office:value-type="string">
            <text:p text:style-name="P3"><text:span text:style-name="T1">KEGIATAN</text:span></text:p>
          </table:table-cell>
        </table:table-row>
        <table:table-row table:style-name="Table2.2">
          <table:table-cell table:style-name="Table2.A2" office:value-type="string">
            <text:list xml:id="list1649098839" text:style-name="WWNum3">
              <text:list-item>
                <text:p text:style-name="P16"><draw:g text:anchor-type="paragraph" draw:z-index="8" draw:name="Image9" draw:style-name="gr8"><draw:custom-shape draw:name="Rectangle 1" draw:style-name="gr9" draw:text-style-name="P19" svg:width="1.985cm" svg:height="0.867cm" svg:x="-0.021cm" svg:y="1.6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" draw:text-style-name="P19" svg:width="1.35cm" svg:height="1.269cm" svg:x="2.75cm" svg:y="1.40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11" draw:text-style-name="P20" svg:width="0.784cm" svg:height="0.003cm" svg:x="4.101cm" svg:y="2.045cm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draw:name="Rectangle 2" draw:style-name="gr9" draw:text-style-name="P19" svg:width="1.985cm" svg:height="0.867cm" svg:x="4.886cm" svg:y="1.62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20" svg:width="0.784cm" svg:height="0.003cm" svg:x="1.965cm" svg:y="2.045cm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/draw:g></text:p>
              </text:list-item>
            </text:list>
          </table:table-cell>
          <table:table-cell table:style-name="Table2.A1" office:value-type="string">
            <text:h text:style-name="P8" text:outline-level="2"><text:span text:style-name="T3">Input to Ouput</text:span></text:h>
            <text:p text:style-name="P4"><text:span text:style-name="T11">Proses sistem dimana suatu orang atau organisasi memasukan input dan menghasilkan ouput</text:span></text:p>
          </table:table-cell>
        </table:table-row>
        <table:table-row table:style-name="Table2.3">
          <table:table-cell table:style-name="Table2.A3" office:value-type="string">
            <text:list xml:id="list70701755064499" text:continue-numbering="true" text:style-name="WWNum3">
              <text:list-item>
                <text:p text:style-name="P16"><draw:g text:anchor-type="paragraph" draw:z-index="9" draw:name="Image10" draw:style-name="gr8"><draw:custom-shape draw:name="Rectangle 1" draw:style-name="gr12" draw:text-style-name="P19" svg:width="1.939cm" svg:height="0.867cm" svg:x="0.136cm" svg:y="1.70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19" svg:width="1.318cm" svg:height="1.269cm" svg:x="2.844cm" svg:y="1.4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14" draw:text-style-name="P20" svg:width="0.766cm" svg:height="0.003cm" svg:x="4.163cm" svg:y="2.132cm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draw:style-name="gr14" draw:text-style-name="P20" svg:width="0.766cm" svg:height="0.003cm" svg:x="2.076cm" svg:y="2.132cm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draw:style-name="gr15" draw:text-style-name="P20" svg:width="1.939cm" svg:height="0.003cm" svg:x="4.93cm" svg:y="1.725cm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draw:custom-shape draw:style-name="gr15" draw:text-style-name="P20" svg:width="1.939cm" svg:height="0.003cm" svg:x="4.93cm" svg:y="2.534cm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/draw:g></text:p>
              </text:list-item>
            </text:list>
          </table:table-cell>
          <table:table-cell table:style-name="Table2.A1" office:value-type="string">
            <text:p text:style-name="P12"><text:span text:style-name="T8">Input to Data Store</text:span></text:p>
            <text:p text:style-name="P4"><text:span text:style-name="T11">Proses sistem dimana suatu orang atau organisasi memasukan input dan menyimpan atau mengambil data yang diperlukan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Calibri1" style:font-size-asian="12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false" style:font-name-asian="Calibri1" style:font-size-asian="12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50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orphans="0" fo:widows="0"/>
      <style:text-properties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default-outline-level="" style:class="list"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keep-with-next="always"/>
      <style:text-properties fo:font-size="14pt" fo:font-weight="bold" style:font-name-asian="Courier New" style:font-family-asian="'Courier New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fo:font-weight="bold" style:font-name-asian="Courier New" style:font-family-asian="'Courier New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cm" fo:margin-bottom="0cm" loext:contextual-spacing="false" fo:line-height="100%" fo:keep-with-next="always"/>
      <style:text-properties fo:font-weight="bold" style:font-name-asian="Courier New" style:font-family-asian="'Courier New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family="Calibri" style:font-family-generic="roman" fo:font-size="11pt" style:font-name-asian="F" style:font-family-generic-asian="system" style:font-pitch-asian="variable" style:font-size-asian="11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font-size="14pt" fo:font-weight="bold" style:font-name-asian="Courier New" style:font-family-asian="'Courier New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4_20_Char" style:display-name="Heading 4 Char" style:family="text" style:parent-style-name="Default_20_Paragraph_20_Font">
      <style:text-properties fo:font-weight="bold" style:font-name-asian="Courier New" style:font-family-asian="'Courier New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5_20_Char" style:display-name="Heading 5 Char" style:family="text" style:parent-style-name="Default_20_Paragraph_20_Font">
      <style:text-properties fo:font-weight="bold" style:font-name-asian="Courier New" style:font-family-asian="'Courier New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dy_20_Text_20_Char" style:display-name="Body Text Char" style:family="text" style:parent-style-name="Default_20_Paragraph_20_Font">
      <style:text-properties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="Calibri" fo:font-family="Calibri" style:font-family-generic="roman" fo:font-size="11pt" style:font-name-asian="F" style:font-family-generic-asian="system" style:font-pitch-asian="variable" style:font-size-asian="11pt"/>
    </style:style>
    <style:style style:name="Header_20_Char" style:display-name="Header Char" style:family="text" style:parent-style-name="Default_20_Paragraph_20_Font"/>
    <style:style style:name="ListLabel_20_1" style:display-name="ListLabel 1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fo:font-style="normal" fo:font-weight="bold" style:font-size-asian="12pt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i" style:print-orientation="portrait" fo:margin-top="4.001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viii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7:27:00</meta:creation-date>
    <meta:initial-creator>Budiono</meta:initial-creator>
    <dc:language>en-US</dc:language>
    <dc:date>2019-07-08T17:02:01</dc:date>
    <meta:editing-cycles>9</meta:editing-cycles>
    <meta:editing-duration>PT20M</meta:editing-duration>
    <meta:generator>LibreOffice/6.0.7.3$Linux_X86_64 LibreOffice_project/00m0$Build-3</meta:generator>
    <meta:document-statistic meta:table-count="2" meta:image-count="0" meta:object-count="0" meta:page-count="2" meta:paragraph-count="26" meta:word-count="126" meta:character-count="834" meta:non-whitespace-character-count="7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